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ALACIOS JACINTO YSI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58088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RUCE LA JOY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678276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ALACIOS JACINTO, YSI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58088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67827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6000</text:p>
          </table:table-cell>
          <table:table-cell table:style-name="Tableau1.D2" office:value-type="string">
            <text:p text:style-name="P8">14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975541</text:p>
          </table:table-cell>
          <table:table-cell table:style-name="Tabla2.D3" office:value-type="string">
            <text:p text:style-name="P23">14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42:1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